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azir FD-WOL" svg:font-family="'Vazir FD-WOL'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Vazir FD-WOL" officeooo:rsid="000c9f0d" officeooo:paragraph-rsid="000c9f0d" style:font-name-complex="Vazir FD-WOL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Vazir FD-WOL" officeooo:rsid="000c9f0d" officeooo:paragraph-rsid="000e69e9" style:font-name-complex="Vazir FD-WOL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Vazir FD-WOL" officeooo:rsid="000e69e9" officeooo:paragraph-rsid="000e69e9" style:font-name-complex="Vazir FD-WOL"/>
    </style:style>
    <style:style style:name="T1" style:family="text">
      <style:text-properties officeooo:rsid="000e6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اختار و روند ارتباطات زیر سرویس های دکویاب با پروژه اصلی بخش مدیریت کاربران</text:p>
      <text:p text:style-name="P1"/>
      <text:p text:style-name="P1">جدولی بنام SubSystem ایجاد شده که وظیفه نگهداری تمام جداول را دارد یعنی هر دامین – جدول یا بخش یک زیر سیستم میباشد</text:p>
      <text:p text:style-name="P1"/>
      <text:p text:style-name="P1">زیر سیستم ها هرکدام در سرور اصلی متعلق به یک سرور هستند پس برای ایجاد یک زیرسیستم یک سرور آیدی نیاز داریم</text:p>
      <text:p text:style-name="P1"/>
      <text:p text:style-name="P1">سرور آیدی ما در سرور میزبان تعریف میشود</text:p>
      <text:p text:style-name="P1">یعنی سرور آیدی بخش مارکت پلیس دست مارکت میباشد</text:p>
      <text:p text:style-name="P1">سرور آیدی یا شناسه سرور بخش آگهی ها در پروژه و دیتابیس آگهی ها میباشد</text:p>
      <text:p text:style-name="P1">اصولا سرور های کوچکتر و وابسته به عبارتی ( آگهی ها – فروشگاه ها – استادکاران – سوشال و …. ) باید به سرور اصلی خود را معرفی کنند و بعد از تایید لیست زیر سیستم های خودشان را به این سرور اعلام کنن که این اتفاق باعث میشود سرور اصلی از وجود سرور های دیگر و همچنین از زیر سیستم های سرور های دیگر با خبر شود.</text:p>
      <text:p text:style-name="P1"/>
      <text:p text:style-name="P1">هر سرویس کوچکتری مانند آگهی ها جدولی دارد بنام SubSystemLocal که مسئولیت نگهداری زیر سیستم های خود را دارد و به محض ایجاد ریلیشن باید ارتباطش را با سرور اصلی حفظ کند و بررسی های لازم برای زیرسیستم خود انجام دهد.</text:p>
      <text:p text:style-name="P1"/>
      <text:p text:style-name="P1">همیشه و هر لحظه زیرسیستم های لوکال با زیر سیستم اصلی در ارتباطند و مدام با پرسش و جستجو های مختلف از یکپارچه بودن تمام سیستم مطمئن میشوند.</text:p>
      <text:p text:style-name="P1">زیر سیستم های لوکال و زیر سیستم های سرور اصلی همه و همه از یک مدل خاص بنام BaseSubSystem ارث بری میکنند.</text:p>
      <text:p text:style-name="P1"/>
      <text:p text:style-name="P1">و بعد از این مرحله میتوان برای کاربران ارتباطات مختلف در سرور های مختلف راه اندازی کرد.</text:p>
      <text:p text:style-name="P1">مثلا میتوان از سرور ( آ ) یک فروشگاه را به کاربر سرور ( ب ) وصل کرد</text:p>
      <text:p text:style-name="P1">فقط کافیه که به سرور بالا اعلام کنیم که:</text:p>
      <text:p text:style-name="P2">از سروری با شناسه سرور ( آ ) - برای زیرسیستمی بنام فروشگاه با شناسه (<text:span text:style-name="T1">زیر سیتم</text:span> فروشگاه آ ) - برای فروشگاهی با آیدی ( شناسه مستقیم آن فروشگاه در جدول فروشگاه <text:span text:style-name="T1">روی سرور لوکال</text:span> ) - <text:span text:style-name="T1">برای کاربری با آیدی ( شناسه کاربری که در حال حاضر لاگین میباشد ) ثبت کنیم.</text:span></text:p>
      <text:p text:style-name="P3">این قضیه باعث حفظ دائمی تمام ریلیشن های مربوط به کاربران میشود.</text:p>
      <text:p text:style-name="P3">یعنی اگر روزی بخواهیم یک کاربر را غییر فعال کنیم یا حذف کنیم یا … </text:p>
      <text:p text:style-name="P2"><text:span text:style-name="T1">فقط کافیه که روی جدولی بنام </text:span><text:s/><text:span text:style-name="T1">UserRelations کوئری بزنیم و لیستی از تمام دارایی های کاربران پیدا کنی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azir FD-WOL" svg:font-family="'Vazir FD-WO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3:07:03.978810438</meta:creation-date>
    <dc:date>2025-03-18T08:30:57.983394285</dc:date>
    <meta:editing-duration>PT14M42S</meta:editing-duration>
    <meta:editing-cycles>3</meta:editing-cycles>
    <meta:generator>LibreOffice/24.8.5.2$Linux_X86_64 LibreOffice_project/27b361b745d0ea8f99bc93dfcb7a39098dfa5fff</meta:generator>
    <meta:document-statistic meta:table-count="0" meta:image-count="0" meta:object-count="0" meta:page-count="1" meta:paragraph-count="17" meta:word-count="389" meta:character-count="1875" meta:non-whitespace-character-count="1497"/>
  </office:meta>
</office:document-meta>
</file>